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Text_20_body">
      <style:text-properties officeooo:paragraph-rsid="002764d2"/>
    </style:style>
    <style:style style:name="P12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Footer">
      <style:paragraph-properties fo:text-align="center" style:justify-single-word="false"/>
      <style:text-properties officeooo:paragraph-rsid="003b27fd"/>
    </style:style>
    <style:style style:name="P19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P20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1" style:family="paragraph" style:parent-style-name="Heading_20_6">
      <style:text-properties style:font-name="Arial" fo:font-size="10pt" style:font-size-asian="10pt" style:font-size-complex="10pt"/>
    </style:style>
    <style:style style:name="P22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3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4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Heading_20_1">
      <style:text-properties officeooo:paragraph-rsid="002764d2"/>
    </style:style>
    <style:style style:name="P26" style:family="paragraph" style:parent-style-name="Heading_20_1">
      <style:text-properties officeooo:paragraph-rsid="002ad4f3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3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9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10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11" style:family="text">
      <style:text-properties fo:font-size="8pt" officeooo:rsid="0039aa52" style:font-size-asian="8pt" style:font-size-complex="8pt"/>
    </style:style>
    <style:style style:name="T12" style:family="text">
      <style:text-properties officeooo:rsid="003b89f7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12"><text:text-input text:description="&lt;for each=&quot;o in objects&quot;&gt;">&lt;for each o in objects&gt;</text:text-input> </text:p>
      <text:p text:style-name="P1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  <text:p text:style-name="P7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7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7"/>
            <text:p text:style-name="P7"/>
            <text:h text:style-name="P25" text:outline-level="1"><text:span text:style-name="Police_20_par_20_défaut"><text:span text:style-name="T2"><text:text-input text:description="&lt;if test=&quot;o.state == 'draft'&quot;&gt;">&lt;if type_quotation&gt;</text:text-input></text:span></text:span></text:h>
            <text:h text:style-name="P26" text:outline-level="1"><text:span text:style-name="Police_20_par_20_défaut"><text:span text:style-name="T3"><text:text-input text:description="&lt;_(&quot;Draft Quotation&quot;)&gt;">Draft</text:text-input></text:span></text:span><text:bookmark-start text:name="__DdeLink__1120_1407961509"/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text:bookmark-end text:name="__DdeLink__1120_1407961509"/></text:h>
            <text:h text:style-name="P25" text:outline-level="1"><text:span text:style-name="Police_20_par_20_défaut"><text:span text:style-name="T1"><text:text-input text:description="&lt;/if&gt;">&lt;/if&gt;</text:text-input></text:span></text:span></text:h>
            <text:h text:style-name="P25" text:outline-level="1"><text:span text:style-name="Police_20_par_20_défaut"><text:span text:style-name="T2"><text:text-input text:description="&lt;if test=&quot;o.state == 'sent'&quot;&gt;">&lt;if type quotation send&gt;</text:text-input></text:span></text:span></text:h>
            <text:h text:style-name="P25" text:outline-level="1"><text:span text:style-name="Police_20_par_20_défaut"><text:span text:style-name="T2"><text:text-input text:description="&lt;_(&quot;Quotation&quot;)&gt;">Quotation</text:text-input></text:span></text:span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/text:h>
            <text:h text:style-name="P25" text:outline-level="1"><text:span text:style-name="Police_20_par_20_défaut"><text:span text:style-name="T1"><text:text-input text:description="&lt;/if&gt;">&lt;/if&gt;</text:text-input></text:span></text:span></text:h>
            <text:h text:style-name="P25" text:outline-level="1"><text:bookmark-start text:name="__DdeLink__318_1844973400"/><text:span text:style-name="Police_20_par_20_défaut"><text:span text:style-name="T2"><text:text-input text:description="&lt;if test=&quot;o.state == 'sale'&quot;&gt;">&lt;if type sale&gt;</text:text-input></text:span></text:span></text:h>
            <text:h text:style-name="P25" text:outline-level="1"><text:span text:style-name="Police_20_par_20_défaut"><text:span text:style-name="T2"><text:text-input text:description="&lt;_(&quot;Sale Order&quot;)&gt;">Sale Order</text:text-input></text:span></text:span><text:span text:style-name="Police_20_par_20_défaut"><text:span text:style-name="T2"> </text:span></text:span><text:bookmark-start text:name="__DdeLink__1131_1407961509"/><text:span text:style-name="Police_20_par_20_défaut"><text:span text:style-name="T2"><text:text-input text:description="&lt;o.name&gt;">SOXXXXX</text:text-input></text:span></text:span><text:bookmark-end text:name="__DdeLink__1131_1407961509"/></text:h>
            <text:h text:style-name="P25" text:outline-level="1"><text:span text:style-name="Police_20_par_20_défaut"><text:span text:style-name="T1"><text:text-input text:description="&lt;/if&gt;">&lt;/if&gt;</text:text-input></text:span></text:span><text:bookmark-end text:name="__DdeLink__318_1844973400"/></text:h>
            <text:h text:style-name="P26" text:outline-level="1"><text:span text:style-name="Police_20_par_20_défaut"><text:span text:style-name="T3"><text:text-input text:description="&lt;if test=&quot;o.state == 'done'&quot;&gt;">&lt;if state done&gt;</text:text-input></text:span></text:span></text:h>
            <text:h text:style-name="P26" text:outline-level="1"><text:span text:style-name="Police_20_par_20_défaut"><text:span text:style-name="T2"><text:text-input text:description="&lt;_(&quot;Sale Order&quot;)&gt;">Sale Order</text:text-input></text:span></text:span><text:span text:style-name="Police_20_par_20_défaut"><text:span text:style-name="T2"> </text:span></text:span><text:bookmark-start text:name="__DdeLink__1131_14079615091"/><text:span text:style-name="Police_20_par_20_défaut"><text:span text:style-name="T2"><text:text-input text:description="&lt;o.name&gt;">SOXXXXX</text:text-input></text:span></text:span><text:bookmark-end text:name="__DdeLink__1131_14079615091"/></text:h>
            <text:h text:style-name="P26" text:outline-level="1"><text:span text:style-name="Police_20_par_20_défaut"><text:span text:style-name="T1"><text:text-input text:description="&lt;/if&gt;">&lt;/if&gt;</text:text-input></text:span></text:span></text:h>
            <text:h text:style-name="P25" text:outline-level="1"><text:span text:style-name="Police_20_par_20_défaut"><text:span text:style-name="T1"><text:text-input text:description="&lt;if test=&quot;o.state == 'cancel'&quot;&gt;">&lt;if cancelled&gt;</text:text-input></text:span></text:span></text:h>
            <text:h text:style-name="P25" text:outline-level="1"><text:span text:style-name="Police_20_par_20_défaut"><text:span text:style-name="T2"><text:text-input text:description="&lt;_(&quot;Cancelled Sale Order&quot;)&gt;">Cancelled Sale Order</text:text-input></text:span></text:span><text:span text:style-name="Police_20_par_20_défaut"><text:span text:style-name="T1"> </text:span></text:span><text:span text:style-name="Police_20_par_20_défaut"><text:span text:style-name="T2"><text:text-input text:description="&lt;o.name&gt;">SOXXXXX</text:text-input></text:span></text:span></text:h>
            <text:h text:style-name="P25" text:outline-level="1"><text:span text:style-name="Police_20_par_20_défaut"><text:span text:style-name="T1"><text:text-input text:description="&lt;/if&gt;">&lt;/if&gt;</text:text-input></text:span></text:span></text:h>
            <text:p text:style-name="P11"><text:span text:style-name="Police_20_par_20_défaut"><text:span text:style-name="T1"/></text:span></text:p>
            <text:p text:style-name="P9"><text:span text:style-name="T4"><text:text-input text:description="&lt;_(&quot;Dated&quot;)&gt;">Dated</text:text-input></text:span><text:span text:style-name="T4"> </text:span><text:span text:style-name="T4"><text:text-input text:description="&lt;o.date_order&gt;">2014-05-13</text:text-input></text:span></text:p>
          </table:table-cell>
          <table:table-cell table:style-name="Tableau1.A1" office:value-type="string">
            <text:p text:style-name="P5"/>
            <text:p text:style-name="P5"/>
            <text:p text:style-name="P1"/>
            <text:p text:style-name="P1"/>
            <text:p text:style-name="P5"><text:text-input text:description="&lt;if test=&quot;o.partner_id.parent_id and o.partner_id.parent_id.name&quot;&gt;">&lt;if company&gt;</text:text-input></text:p>
            <text:p text:style-name="P5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5"><text:text-input text:description="&lt;/if&gt;">&lt;/if&gt;</text:text-input></text:p>
            <text:p text:style-name="P5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5"><text:text-input text:description="&lt;display_address(o.partner_id,True)&gt;">Address
2 lines</text:text-input></text:p>
            <text:p text:style-name="P1"/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22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1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3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3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4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8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5"><text:text-input text:description="&lt;line.name&gt;">Name</text:text-input></text:p>
          </table:table-cell>
          <table:table-cell table:style-name="Tableau2.A3" office:value-type="string">
            <text:p text:style-name="P6"><text:text-input text:description="&lt;formatLang(line.product_uom_qty, digits=0)&gt;">112</text:text-input></text:p>
          </table:table-cell>
          <table:table-cell table:style-name="Tableau2.A3" office:value-type="string">
            <text:p text:style-name="P6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6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text-input text:description="&lt;_(&quot;Net Total&quot;)&gt;">Net Tota</text:text-input></text:p>
          </table:table-cell>
          <table:table-cell table:style-name="Tableau3.A1" office:value-type="string">
            <text:p text:style-name="P3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5"><text:text-input text:description="&lt;_(&quot;Taxes&quot;)&gt;">Taxes</text:text-input></text:p>
          </table:table-cell>
          <table:table-cell table:style-name="Tableau3.A2" office:value-type="string">
            <text:p text:style-name="P6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2"><text:text-input text:description="&lt;_(&quot;Total&quot;)&gt;">Total</text:text-input></text:p>
          </table:table-cell>
          <table:table-cell table:style-name="Tableau3.A1" office:value-type="string">
            <text:p text:style-name="P3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5"><text:text-input text:description="&lt;_(&quot;Due date&quot;)&gt;">Due date</text:text-input> : <text:text-input text:description="&lt;formatLang(o.validity_date, date=True)&gt;">2014-06-01</text:text-input></text:p>
      <text:p text:style-name="P5"/>
      <text:p text:style-name="P5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5"/>
      <text:p text:style-name="P5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9"/>
      <text:p text:style-name="P9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3b89f7"/>
    </style:style>
    <style:style style:name="MT2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3" style:family="text">
      <style:text-properties fo:font-size="8pt" officeooo:rsid="0039aa52" style:font-size-asian="8pt" style:font-size-complex="8pt"/>
    </style:style>
    <style:style style:name="MT4" style:family="text">
      <style:text-properties style:font-name="Arial" fo:font-size="9pt" officeooo:rsid="000c98e8" style:font-size-asian="9pt" style:font-size-complex="9pt"/>
    </style:style>
    <style:style style:name="MT5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6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span text:style-name="MT1"><text:text-input text:description="&lt;if test='company.partner_id.street2'&gt;">&lt;if street2&gt;</text:text-input></text:span></text:p>
        <text:p text:style-name="MP2"><text:span text:style-name="MT1"><text:text-input text:description="&lt;company.partner_id.street2&gt;">Street2</text:text-input></text:span></text:p>
        <text:p text:style-name="MP2"><text:span text:style-name="MT1"><text:text-input text:description="&lt;/if&gt;">&lt;/if&gt;</text:text-input></text:span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/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 <text:page-number text:select-page="current">2</text:page-number>/<text:page-count>2</text:page-count></text:p></draw:text-box></draw:frame><text:span text:style-name="Police_20_par_20_défaut"><text:span text:style-name="MT2"><text:text-input text:description="&lt;o.company_id.partner_id.title&gt;">partner_id.title</text:text-input></text:span></text:span><text:span text:style-name="Police_20_par_20_défaut"><text:span text:style-name="MT3"> </text:span></text:span><text:span text:style-name="Police_20_par_20_défaut"><text:span text:style-name="MT4"><text:text-input text:description="&lt;_(&quot;with a registred capital of&quot;)&gt;">with a registred capital of</text:text-input></text:span></text:span><text:span text:style-name="Police_20_par_20_défaut"><text:span text:style-name="MT3"> </text:span></text:span><text:span text:style-name="Police_20_par_20_défaut"><text:span text:style-name="MT5"><text:text-input text:description="&lt;formatLang(o.company_id.capital_stock, digits=2)&gt;">capital_stock</text:text-input></text:span></text:span><text:span text:style-name="Police_20_par_20_défaut"><text:span text:style-name="MT2"> </text:span></text:span><text:span text:style-name="Police_20_par_20_défaut"><text:span text:style-name="MT6"><text:text-input text:description="&lt;o.company_id.currency_id.symbol&gt;">symbol</text:text-input></text:span></text:span><text:span text:style-name="Police_20_par_20_défaut"><text:span text:style-name="MT6"> - </text:span></text:span><text:span text:style-name="Police_20_par_20_défaut"><text:span text:style-name="MT2"><text:text-input text:description="&lt;o.company_id.company_registry&gt;">company_registry</text:text-input></text:span></text:span><text:span text:style-name="Police_20_par_20_défaut"><text:span text:style-name="MT2"> - </text:span></text:span><text:span text:style-name="Police_20_par_20_défaut"><text:span text:style-name="MT7"><text:text-input text:description="&lt;_(&quot;N° VAT&quot;)&gt;">N° VAT</text:text-input></text:span></text:span><text:span text:style-name="Police_20_par_20_défaut"><text:span text:style-name="MT7"> </text:span></text:span><text:span text:style-name="Police_20_par_20_défaut"><text:span text:style-name="MT8"><text:text-input text:description="&lt;o.company_id.vat&gt;">vat</text:text-input></text:span></text:span><text:span text:style-name="Police_20_par_20_défaut"><text:span text:style-name="MT8"> - </text:span></text:span><text:span text:style-name="Police_20_par_20_défaut"><text:span text:style-name="MT2">SIRET </text:span></text:span><text:span text:style-name="Police_20_par_20_défaut"><text:span text:style-name="MT2"><text:text-input text:description="&lt;o.company_id.siret&gt;">sire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11-23T10:51:53.930445128</dc:date>
    <meta:editing-cycles>523</meta:editing-cycles>
    <meta:editing-duration>PT6H20M55S</meta:editing-duration>
    <meta:document-statistic meta:table-count="3" meta:image-count="0" meta:object-count="0" meta:page-count="2" meta:paragraph-count="57" meta:word-count="340" meta:character-count="1067" meta:non-whitespace-character-count="966"/>
    <meta:template xlink:type="simple" xlink:actuate="onRequest" xlink:title="" xlink:href="Normal.dotm"/>
  </office:meta>
</office:document-meta>
</file>